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umber of Molecule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string" calcext:value-type="string">
            <text:p>Simul. speed for M1</text:p>
          </table:table-cell>
          <table:table-cell office:value-type="float" office:value="8690.333" calcext:value-type="float">
            <text:p>8690.333</text:p>
          </table:table-cell>
          <table:table-cell office:value-type="float" office:value="989.428" calcext:value-type="float">
            <text:p>989.428</text:p>
          </table:table-cell>
          <table:table-cell office:value-type="float" office:value="232.554" calcext:value-type="float">
            <text:p>232.554</text:p>
          </table:table-cell>
          <table:table-cell office:value-type="float" office:value="133.057" calcext:value-type="float">
            <text:p>133.057</text:p>
          </table:table-cell>
          <table:table-cell office:value-type="float" office:value="66.348" calcext:value-type="float">
            <text:p>66.348</text:p>
          </table:table-cell>
        </table:table-row>
        <table:table-row table:style-name="ro1">
          <table:table-cell table:number-columns-repeated="2"/>
          <table:table-cell office:value-type="float" office:value="9483.179" calcext:value-type="float">
            <text:p>9483.179</text:p>
          </table:table-cell>
          <table:table-cell office:value-type="float" office:value="981.602" calcext:value-type="float">
            <text:p>981.602</text:p>
          </table:table-cell>
          <table:table-cell office:value-type="float" office:value="238.076" calcext:value-type="float">
            <text:p>238.076</text:p>
          </table:table-cell>
          <table:table-cell office:value-type="float" office:value="134.127" calcext:value-type="float">
            <text:p>134.127</text:p>
          </table:table-cell>
          <table:table-cell office:value-type="float" office:value="68.644" calcext:value-type="float">
            <text:p>68.644</text:p>
          </table:table-cell>
        </table:table-row>
        <table:table-row table:style-name="ro1">
          <table:table-cell table:number-columns-repeated="2"/>
          <table:table-cell table:formula="of:=([.C3]+[.C4])/2" office:value-type="float" office:value="9086.756" calcext:value-type="float">
            <text:p>9086.756</text:p>
          </table:table-cell>
          <table:table-cell table:formula="of:=([.D3]+[.D4])/2" office:value-type="float" office:value="985.515" calcext:value-type="float">
            <text:p>985.515</text:p>
          </table:table-cell>
          <table:table-cell table:formula="of:=([.E3]+[.E4])/2" office:value-type="float" office:value="235.315" calcext:value-type="float">
            <text:p>235.315</text:p>
          </table:table-cell>
          <table:table-cell table:formula="of:=([.F3]+[.F4])/2" office:value-type="float" office:value="133.592" calcext:value-type="float">
            <text:p>133.592</text:p>
          </table:table-cell>
          <table:table-cell table:formula="of:=([.G3]+[.G4])/2" office:value-type="float" office:value="67.496" calcext:value-type="float">
            <text:p>67.496</text:p>
          </table:table-cell>
        </table:table-row>
        <table:table-row table:style-name="ro1">
          <table:table-cell/>
          <table:table-cell office:value-type="string" calcext:value-type="string">
            <text:p>Simul. speed for M2</text:p>
          </table:table-cell>
          <table:table-cell office:value-type="float" office:value="1420" calcext:value-type="float">
            <text:p>1420</text:p>
          </table:table-cell>
          <table:table-cell office:value-type="float" office:value="208" calcext:value-type="float">
            <text:p>208</text:p>
          </table:table-cell>
          <table:table-cell office:value-type="float" office:value="60" calcext:value-type="float">
            <text:p>60</text:p>
          </table:table-cell>
          <table:table-cell office:value-type="float" office:value="34.572" calcext:value-type="float">
            <text:p>34.572</text:p>
          </table:table-cell>
          <table:table-cell office:value-type="float" office:value="14.93" calcext:value-type="float">
            <text:p>14.93</text:p>
          </table:table-cell>
        </table:table-row>
        <table:table-row table:style-name="ro1">
          <table:table-cell table:number-columns-repeated="2"/>
          <table:table-cell office:value-type="float" office:value="1497" calcext:value-type="float">
            <text:p>1497</text:p>
          </table:table-cell>
          <table:table-cell office:value-type="float" office:value="208.2" calcext:value-type="float">
            <text:p>208.2</text:p>
          </table:table-cell>
          <table:table-cell office:value-type="float" office:value="64" calcext:value-type="float">
            <text:p>64</text:p>
          </table:table-cell>
          <table:table-cell office:value-type="float" office:value="32.538" calcext:value-type="float">
            <text:p>32.538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table:number-columns-repeated="2"/>
          <table:table-cell table:formula="of:=([.C6]+[.C7])/2" office:value-type="float" office:value="1458.5" calcext:value-type="float">
            <text:p>1458.5</text:p>
          </table:table-cell>
          <table:table-cell table:formula="of:=([.D6]+[.D7])/2" office:value-type="float" office:value="208.1" calcext:value-type="float">
            <text:p>208.1</text:p>
          </table:table-cell>
          <table:table-cell table:formula="of:=([.E6]+[.E7])/2" office:value-type="float" office:value="62" calcext:value-type="float">
            <text:p>62</text:p>
          </table:table-cell>
          <table:table-cell table:formula="of:=([.F6]+[.F7])/2" office:value-type="float" office:value="33.555" calcext:value-type="float">
            <text:p>33.555</text:p>
          </table:table-cell>
          <table:table-cell table:formula="of:=([.G6]+[.G7])/2" office:value-type="float" office:value="15.015" calcext:value-type="float">
            <text:p>15.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1:05:04.305692067</meta:creation-date>
    <dc:date>2015-04-29T22:49:10.836716119</dc:date>
    <meta:editing-duration>PT13M25S</meta:editing-duration>
    <meta:editing-cycles>1</meta:editing-cycles>
    <meta:document-statistic meta:table-count="1" meta:cell-count="38" meta:object-count="0"/>
    <meta:generator>LibreOffice/4.2.7.2$Linux_X86_64 LibreOffice_project/420m0$Build-2</meta:generator>
  </office:meta>
</office:document-meta>
</file>